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fac1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59b2b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6c9dd" style:text-blinking="false" fo:background-color="transparent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93ebc" style:text-blinking="false" fo:background-color="transparent"/>
    </style:style>
    <style:style style:name="P1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9cdbe" style:text-blinking="false" fo:background-color="transparent"/>
    </style:style>
    <style:style style:name="P1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9cdbe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fa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59b2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c9d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93eb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cdbe" style:text-blinking="false" fo:background-color="transparent" loext:char-shading-value="0"/>
    </style:style>
    <style:style style:name="T14" style:family="text">
      <style:text-properties officeooo:rsid="000d41e4"/>
    </style:style>
    <style:style style:name="T15" style:family="text">
      <style:text-properties officeooo:rsid="00024720"/>
    </style:style>
    <style:style style:name="T16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11 – </text:span><text:span text:style-name="T13">How to get help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5">Recall sources of information and support</text:p>
        </text:list-item>
        <text:list-item>
          <text:p text:style-name="P15"><text:span text:style-name="T16">Describe</text:span> good vs bad problem/bug reports</text:p>
        </text:list-item>
        <text:list-item>
          <text:p text:style-name="P19">Locate new repositories of information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8:01.283926057</dc:date>
    <meta:editing-duration>P1DT1H46M4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0" meta:character-count="182" meta:non-whitespace-character-count="160"/>
  </office:meta>
</office:document-meta>
</file>